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p text:style-name="Text_20_body">TODO: Reference voltools and how it works as a fast way of formatting the mount if it becomes OSS</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bi-directional-and-concurrent-rpcs-with-dudirekta"/>Bi-Directional and Concurrent RPCs with Dudirekta<text:bookmark-end text:name="bi-directional-and-concurrent-rpcs-with-dudirekta"/></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text:p>
      <text:p text:style-name="Text_20_body">TODO: Rework the following part of this section based on the new notes structure</text:p>
      <text:p text:style-name="Text_20_body">One such simple RPC framework developed specifically for prototyping r3map is Dudirekta[48], which is reflection-based. This makes it particularly easy to prototype with, since no DSL is required; to use it, a wrapper struct with the methods that should be exposed as RPCs can simply be provided directly, which is then connected to a registry component that exposes it as a RPC server, which can then be linked to a transport layer like TCP:</text:p>
      <text:p text:style-name="P917">// Creating the backend, in this case a file backend</text:p>
      <text:p text:style-name="P918">b := backend.NewFileBackend(file)</text:p>
      <text:p text:style-name="P919"/>
      <text:p text:style-name="P920">// Creating the wrapper struct defining the RPCs</text:p>
      <text:p text:style-name="P921">svc := services.NewBackend(b, *verbose, *maxChunkSize)</text:p>
      <text:p text:style-name="P922"/>
      <text:p text:style-name="P923">// Create a RPC server from the registry</text:p>
      <text:p text:style-name="P924">registry := rpc.NewRegistry(</text:p>
      <text:p text:style-name="P925"><text:s text:c="4"/>svc, // Local RPCs</text:p>
      <text:p text:style-name="P926"><text:s text:c="4"/>struct{}{}, // Remote RPCs; for the mount API, the protocol is unidirectional, so no remote RPCs are expected</text:p>
      <text:p text:style-name="P927"><text:s text:c="4"/>// ...</text:p>
      <text:p text:style-name="P928">)</text:p>
      <text:p text:style-name="P929"/>
      <text:p text:style-name="P930">// Create a TCP server and accept a client</text:p>
      <text:p text:style-name="P931">lis, err := net.Listen("tcp", *laddr)</text:p>
      <text:p text:style-name="P932">conn, err := lis.Accept()</text:p>
      <text:p text:style-name="P933"/>
      <text:p text:style-name="P934">// Handling the connection with the dudirekta RPC server</text:p>
      <text:p text:style-name="P935">registry.Link(conn)</text:p>
      <text:p text:style-name="First_20_paragraph">On the remote side, instead of passing the service implementation to the registry as the local RPCs, a placeholder struct is passed in as the remote RPCs, which is then implemented at runtime by the registry using reflection, which makes both defining and calling RPCs completely transparent.</text:p>
      <text:p text:style-name="Text_20_body">The protocol used for dudirekta is very simple and based on JSONL; a function call, i.e. to <text:span text:style-name="Source_Text">Println</text:span> looks like this:</text:p>
      <text:p text:style-name="P936">[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937">[false, "1", "", ""]</text:p>
      <text:p text:style-name="First_20_paragraph">Here, the message is marked as a return value in the first element, the ID is passed with the second element and both the actual return value (third element) and error (fourth element) are nil and represented by an empty sring. If a RPC is called, it’s implementation is looked up by the registry through reflection and the call’s signature is validated against the implementation, after which the provided function call’s arguments are unmarshalled into their native types from JSON. This simple, ID-based protocol allows for concurrent RPCs through muxing and demuxing, which is an important feature for the pull system, as similarly to how a global lock on the remote backend causes the RTT to drastically influence throughput, a RPC framework with synchronous calls has the same effect.</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2T16:52:21Z</meta:creation-date>
    <dc:date>2023-07-22T16:52:21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